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b70" officeooo:paragraph-rsid="00148b70"/>
    </style:style>
    <style:style style:name="P2" style:family="paragraph" style:parent-style-name="Standard">
      <style:text-properties officeooo:rsid="00148b70" officeooo:paragraph-rsid="00148b70"/>
    </style:style>
    <style:style style:name="P3" style:family="paragraph" style:parent-style-name="Standard">
      <style:text-properties officeooo:rsid="00170f09" officeooo:paragraph-rsid="00170f09"/>
    </style:style>
    <style:style style:name="P4" style:family="paragraph" style:parent-style-name="Standard">
      <style:text-properties officeooo:rsid="001882a5" officeooo:paragraph-rsid="001882a5"/>
    </style:style>
    <style:style style:name="P5" style:family="paragraph" style:parent-style-name="Standard">
      <style:text-properties officeooo:rsid="001940ea" officeooo:paragraph-rsid="001940ea"/>
    </style:style>
    <style:style style:name="P6" style:family="paragraph" style:parent-style-name="Standard">
      <style:text-properties officeooo:rsid="001a51e0" officeooo:paragraph-rsid="001a51e0"/>
    </style:style>
    <style:style style:name="P7" style:family="paragraph" style:parent-style-name="Standard">
      <style:text-properties officeooo:rsid="001b7fa2" officeooo:paragraph-rsid="001b7fa2"/>
    </style:style>
    <style:style style:name="P8" style:family="paragraph" style:parent-style-name="Standard">
      <style:text-properties style:use-window-font-color="true" loext:opacity="0%" officeooo:rsid="001b7fa2" officeooo:paragraph-rsid="001b7fa2"/>
    </style:style>
    <style:style style:name="P9" style:family="paragraph" style:parent-style-name="Standard">
      <style:text-properties officeooo:rsid="001d4dc3" officeooo:paragraph-rsid="001d4dc3"/>
    </style:style>
    <style:style style:name="P10" style:family="paragraph" style:parent-style-name="Standard">
      <style:text-properties officeooo:rsid="001e0a9a" officeooo:paragraph-rsid="001e0a9a"/>
    </style:style>
    <style:style style:name="P11" style:family="paragraph" style:parent-style-name="Standard">
      <style:text-properties officeooo:rsid="001fba5e" officeooo:paragraph-rsid="001fba5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82a5" loext:padding="0.0193in" loext:border="0.06pt solid #2e3436"/>
    </style:style>
    <style:style style:name="T3" style:family="text">
      <style:text-properties loext:padding="0.0193in" loext:border="0.06pt solid #2e3436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1d4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NVAR</text:p>
      <text:p text:style-name="P1"/>
      <text:p text:style-name="P1">Clinvar updates every monday and a new release is uploaded here:</text:p>
      <text:p text:style-name="P1"/>
      <text:p text:style-name="P1"><text:a xlink:type="simple" xlink:href="https://ftp.ncbi.nlm.nih.gov/pub/clinvar/vcf_GRCh37/weekly/" text:style-name="Internet_20_link" text:visited-style-name="Visited_20_Internet_20_Link">https://ftp.ncbi.nlm.nih.gov/pub/clinvar/vcf_GRCh37/weekly/</text:a></text:p>
      <text:p text:style-name="P1"/>
      <text:p text:style-name="P1">The clinvar_<text:span text:style-name="T1">date</text:span>.vcf.gz are already compressed using bgzip and we can find also the indexed file with the same name including .tbi.</text:p>
      <text:p text:style-name="P1"/>
      <text:p text:style-name="P1"/>
      <text:p text:style-name="P3">SPLICEAI</text:p>
      <text:p text:style-name="P3"/>
      <text:p text:style-name="P3">des del 2019 no sha generat cap actualització en els fitxers.</text:p>
      <text:p text:style-name="P3"/>
      <text:p text:style-name="P10">Puc mirar mitjançant basespace si s’ha afegit algun nou file (no s’afageix des del 2021-05-06)</text:p>
      <text:p text:style-name="P10"/>
      <text:p text:style-name="P11">comanda: ./bs get project --id 66029966</text:p>
      <text:p text:style-name="P3"/>
      <text:p text:style-name="P3"/>
      <text:p text:style-name="P4">DbNSFP:</text:p>
      <text:p text:style-name="P4">They have a mailing list to receive emails notifications about new versions of dbNSFP</text:p>
      <text:p text:style-name="P3"/>
      <text:p text:style-name="P5"><text:span text:style-name="T2">W</text:span><text:span text:style-name="T3">e can join the dbnsfp mailing list to receive notifications when a new version is released:</text:span></text:p>
      <text:p text:style-name="P5"/>
      <text:p text:style-name="P5"><text:a xlink:type="simple" xlink:href="https://groups.google.com/g/dbnsfp_announcements" text:style-name="Internet_20_link" text:visited-style-name="Visited_20_Internet_20_Link">https://groups.google.com/g/dbnsfp_announcements</text:a></text:p>
      <text:p text:style-name="P5"/>
      <text:p text:style-name="P6">CADD</text:p>
      <text:p text:style-name="P6"/>
      <text:p text:style-name="P6">New release approximately once a year for minor imporvement mainly.</text:p>
      <text:p text:style-name="P6"/>
      <text:p text:style-name="P9"><text:span text:style-name="T4">On its download webpage: </text:span><text:a xlink:type="simple" xlink:href="https://cadd.gs.washington.edu/download" text:style-name="Internet_20_link" text:visited-style-name="Visited_20_Internet_20_Link">https://cadd.gs.washington.edu/download</text:a><text:span text:style-name="T4"> they always use the same methodology to indicate a new release:</text:span></text:p>
      <text:p text:style-name="P9">Developmental release: vx.x </text:p>
      <text:p text:style-name="P9"/>
      <text:p text:style-name="P9">I read its 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32:29.491091642</meta:creation-date>
    <meta:generator>LibreOffice/7.3.7.2$Linux_X86_64 LibreOffice_project/30$Build-2</meta:generator>
    <dc:date>2023-03-22T16:58:54.351718998</dc:date>
    <meta:editing-duration>P6DT23H56M3S</meta:editing-duration>
    <meta:editing-cycles>6</meta:editing-cycles>
    <meta:document-statistic meta:table-count="0" meta:image-count="0" meta:object-count="0" meta:page-count="1" meta:paragraph-count="17" meta:word-count="133" meta:character-count="933" meta:non-whitespace-character-count="816"/>
  </office:meta>
</office:document-meta>
</file>